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3">
      <style:paragraph-properties fo:text-align="justify" style:justify-single-word="false"/>
      <style:text-properties fo:font-weight="bold" style:font-weight-asian="bold" style:font-weight-complex="bold"/>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P9" style:family="paragraph" style:parent-style-name="Standard" style:list-style-name="L3">
      <style:paragraph-properties fo:text-align="justify" style:justify-single-word="false"/>
      <style:text-properties style:font-name="Liberation Serif" fo:font-size="12pt"/>
    </style:style>
    <style:style style:name="T1" style:family="text">
      <style:text-properties fo:font-weight="bold"/>
    </style:style>
    <style:style style:name="T2" style:family="text">
      <style:text-properties style:font-name="Liberation Serif"/>
    </style:style>
    <style:style style:name="T3" style:family="text">
      <style:text-properties style:font-name="Liberation Serif"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1208084" text:style-name="L1">
        <text:list-item>
          <text:p text:style-name="P2">Explain your views about Process &amp; Threads. What is advantage/disadvantage of having multi-process over multi-threaded? Suggest one application that would benefit from the use of threads, and one that would not.</text:p>
          <text:p text:style-name="P2"/>
        </text:list-item>
      </text:list>
      <text:list xml:id="list631269447" text:style-name="L3">
        <text:list-item>
          <text:p text:style-name="P4">Basic definiftion of the process is, a <text:span text:style-name="T1">process</text:span> is an instance of a computer program that is being executed. It contains the program code and its current activity. Depending on the operating system (OS), a process may be made up of multiple threads of execution that execute instructions concurrently.</text:p>
        </text:list-item>
        <text:list-item>
          <text:p text:style-name="P4">Basic definition of the thread is, a <text:span text:style-name="T1">thread</text:span> of execution is the smallest sequence of programmed instructions that can be managed independently by a scheduler, which is typically a part of the operating system.</text:p>
        </text:list-item>
        <text:list-item>
          <text:p text:style-name="P4">In most of the cases the thread is the component of the process.</text:p>
        </text:list-item>
        <text:list-item>
          <text:p text:style-name="P4">A process can have multiple threads in it which is also known as multi threaded process.</text:p>
        </text:list-item>
        <text:list-item>
          <text:p text:style-name="P7">Advantages of multiprocess</text:p>
          <text:list>
            <text:list-item>
              <text:p text:style-name="P8">Processes have its seperate memory space while in multi threading threads share the same memory space.</text:p>
            </text:list-item>
            <text:list-item>
              <text:p text:style-name="P8">Do not need global interpeter lock as processes have seperate memory space where in multi threading the need of global interpreter lock is there as threads share the memory two threads can write data at the same time and won't produce the required results.</text:p>
            </text:list-item>
            <text:list-item>
              <text:p text:style-name="P8">Crashing of one process do not lead to other process to crash.</text:p>
            </text:list-item>
          </text:list>
        </text:list-item>
        <text:list-item>
          <text:p text:style-name="P7">Disadvantages of multiprocess</text:p>
          <text:list>
            <text:list-item>
              <text:p text:style-name="P4">Requirement of inter process communication arise beacuse of the seperate memory for each process.</text:p>
            </text:list-item>
            <text:list-item>
              <text:p text:style-name="P4">Swapping process is much slower than swapping threads.</text:p>
            </text:list-item>
          </text:list>
        </text:list-item>
        <text:list-item>
          <text:p text:style-name="P9">A parallel application such as a parallelized matrix-multiply running on a shared memory multiprocessor is an application that will be benifitted by use of threads.</text:p>
        </text:list-item>
        <text:list-item>
          <text:p text:style-name="P9">A sequencial program will not be benifitted from the use of threads.</text:p>
        </text:list-item>
      </text:list>
      <text:p text:style-name="P1"/>
      <text:p text:style-name="P1"/>
      <text:list xml:id="list1204062493" text:continue-list="list391208084" text:style-name="L1">
        <text:list-item>
          <text:p text:style-name="P2">What are the differences between user-level threads and kernel-supported threads? Under what circumstances is one type “better” than the other? </text:p>
        </text:list-item>
      </text:list>
      <text:p text:style-name="P1"/>
      <text:list xml:id="list1439326797" text:style-name="L4">
        <text:list-item>
          <text:p text:style-name="P5">A scheduler for the user level threads is ruuning at user level where a scheduler for the kernel level threads is running at kernel level.</text:p>
        </text:list-item>
        <text:list-item>
          <text:p text:style-name="P5">User level threads do not have permission to access memories or I/Os of same address space at the same time and hence will be block if threads are doing that, where kernel level threads will not block.</text:p>
        </text:list-item>
        <text:list-item>
          <text:p text:style-name="P5"><text:span text:style-name="T3">If we want a low context-switch overhead which is important for our operation <text:s/>and there is not much overlapping</text:span><text:span text:style-name="T2"> </text:span><text:span text:style-name="T3">between CPU and I/O user level threads are better.</text:span></text:p>
        </text:list-item>
        <text:list-item>
          <text:p text:style-name="P5"><text:span text:style-name="T3">If we want an overlap between CPU and I/O for a process to perform and where the low context-switch overhead is not so important kernel level threads are better.</text:span></text:p>
        </text:list-item>
      </text:list>
      <text:p text:style-name="P1"/>
      <text:p text:style-name="P1"/>
      <text:p text:style-name="P1"/>
      <text:p text:style-name="P1"/>
      <text:p text:style-name="P1"/>
      <text:p text:style-name="P1"/>
      <text:p text:style-name="P1"/>
      <text:p text:style-name="P1"/>
      <text:p text:style-name="P1"/>
      <text:list xml:id="list1354970419" text:continue-list="list1204062493" text:style-name="L1">
        <text:list-item>
          <text:p text:style-name="P2"><text:soft-page-break/>What will happen if parent process does not wait for child process or thread(s) to complete? </text:p>
          <text:p text:style-name="P2"/>
        </text:list-item>
      </text:list>
      <text:list xml:id="list1292048920" text:style-name="L5">
        <text:list-item>
          <text:p text:style-name="P6"><text:span text:style-name="T3">The situation in case of the parent process does not wait for the child process or threads to complete is dependent on system.</text:span></text:p>
        </text:list-item>
        <text:list-item>
          <text:p text:style-name="P6"><text:span text:style-name="T3">In some system if process does not wait for the child process or threads to complete and gets terminated the system may terminate them all.</text:span></text:p>
        </text:list-item>
        <text:list-item>
          <text:p text:style-name="P6"><text:span text:style-name="T3">In some system if a process does not wait for the child process or threads to complete and gets terminated then the child processes will become orphan processes.</text:span></text:p>
        </text:list-item>
        <text:list-item>
          <text:p text:style-name="P6"><text:span text:style-name="T3">This orphan processes are the processes whoes parent processes has exited but are still executing.</text:span></text:p>
        </text:list-item>
        <text:list-item>
          <text:p text:style-name="P6"><text:span text:style-name="T3">This orphan processes are under the control of init (process id 1) process.</text:span></text:p>
        </text:list-item>
        <text:list-item>
          <text:p text:style-name="P6"><text:span text:style-name="T3">If an orphan process completes the task it was doing, it will be killed or terminated by the init which is waiting for the process to complete.</text:span></text:p>
        </text:list-item>
      </text:list>
      <text:list xml:id="list767294853" text:continue-list="list1354970419" text:style-name="L1">
        <text:list-header>
          <text:p text:style-name="P2"><text:span text:style-name="T3"/></text:p>
        </text:list-header>
      </text:list>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 Antiqua" svg:font-family="'Book Antiqua'"/>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23T10:38:04</meta:creation-date>
    <meta:generator>LibreOffice/3.5$Linux_X86_64 LibreOffice_project/350m1$Build-2</meta:generator>
    <dc:date>2015-07-23T14:13:19</dc:date>
    <dc:creator>Tejas Prajapati</dc:creator>
    <meta:editing-duration>PT3H34M41S</meta:editing-duration>
    <meta:editing-cycles>28</meta:editing-cycles>
    <meta:document-statistic meta:table-count="0" meta:image-count="0" meta:object-count="0" meta:page-count="2" meta:paragraph-count="26" meta:word-count="591" meta:character-count="3423" meta:non-whitespace-character-count="2874"/>
  </office:meta>
</office:document-meta>
</file>